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48">
            <text:p>848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43">
            <text:p>943</text:p>
          </table:table-cell>
          <table:table-cell table:style-name="ce23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31">
            <text:p>1331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4">
            <text:p>9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121">
            <text:p>4,121</text:p>
          </table:table-cell>
          <table:table-cell table:style-name="ce22" office:value-type="float" office:value="414">
            <text:p>4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66">
            <text:p>1,166</text:p>
          </table:table-cell>
          <table:table-cell table:style-name="ce23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76">
            <text:p>776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62">
            <text:p>6662</text:p>
          </table:table-cell>
          <table:table-cell table:style-name="ce22" office:value-type="float" office:value="1957">
            <text:p>195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849">
            <text:p>11849</text:p>
          </table:table-cell>
          <table:table-cell table:style-name="ce22" office:value-type="float" office:value="2261">
            <text:p>226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970">
            <text:p>15970</text:p>
          </table:table-cell>
          <table:table-cell table:style-name="ce22" office:value-type="float" office:value="2675">
            <text:p>26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